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5DEDA5E48C6B65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fo:min-height="10.02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508cm" fo:margin-right="0cm" fo:text-align="center" fo:text-indent="0cm" style:text-autospace="none" style:line-break="normal" style:writing-mode="page"/>
      <style:text-properties fo:hyphenate="false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.508cm" fo:margin-right="0cm" fo:text-align="center" fo:text-indent="0cm" style:text-autospace="none" style:line-break="normal" style:writing-mode="page"/>
      <style:text-properties fo:hyphenate="false"/>
    </style:style>
    <style:style style:name="T1" style:family="text">
      <style:text-properties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.002cm">
          <draw:image xlink:href="Pictures/10000000000005D6000003495DEDA5E48C6B65D3.png" xlink:type="simple" xlink:show="embed" xlink:actuate="onLoad">
            <text:p/>
          </draw:image>
        </draw:frame>
        <draw:frame draw:style-name="gr2" draw:text-style-name="P8" draw:layer="layout" svg:width="27.559cm" svg:height="10.276cm" svg:x="0.221cm" svg:y="2.737cm">
          <draw:text-box>
            <text:p text:style-name="P2"><text:span text:style-name="T1">La Transfiguration </text:span></text:p>
            <text:p text:style-name="P2"><text:span text:style-name="T1">de Jésus</text:span></text:p>
            <text:p text:style-name="P3"><text:span text:style-name="T2">(Matthieu 17.1-13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1-01T13:46:58.297000000</dc:date>
    <meta:editing-duration>PT1H24M44S</meta:editing-duration>
    <meta:editing-cycles>24</meta:editing-cycles>
    <meta:generator>LibreOffice/5.4.7.2$Windows_X86_64 LibreOffice_project/c838ef25c16710f8838b1faec480ebba495259d0</meta:generator>
    <meta:document-statistic meta:object-count="2"/>
  </office:meta>
</office:document-meta>
</file>